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28cm" fo:min-width="3.452cm"/>
    </style:style>
    <style:style style:name="gr2" style:family="graphic" style:parent-style-name="standard">
      <style:graphic-properties draw:textarea-horizontal-align="justify" draw:textarea-vertical-align="middle" draw:auto-grow-height="false" fo:min-height="1.726cm" fo:min-width="3.452cm"/>
    </style:style>
    <style:style style:name="gr3" style:family="graphic" style:parent-style-name="standard">
      <style:graphic-properties draw:textarea-horizontal-align="justify" draw:textarea-vertical-align="middle" draw:auto-grow-height="false" fo:min-height="1.008cm" fo:min-width="0.758cm"/>
    </style:style>
    <style:style style:name="gr4" style:family="graphic" style:parent-style-name="standard">
      <style:graphic-properties draw:textarea-horizontal-align="justify" draw:textarea-vertical-align="middle" draw:auto-grow-height="false" fo:min-height="2.624cm" fo:min-width="0.398cm"/>
    </style:style>
    <style:style style:name="gr5" style:family="graphic" style:parent-style-name="objectwithoutfill">
      <style:graphic-properties svg:stroke-color="#3399ff" draw:fill="none" draw:fill-color="#3399ff" draw:textarea-vertical-align="middle"/>
    </style:style>
    <style:style style:name="gr6" style:family="graphic" style:parent-style-name="objectwithoutfill">
      <style:graphic-properties svg:stroke-color="#3399ff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opacity="3%" draw:textarea-horizontal-align="justify" draw:textarea-vertical-align="bottom" draw:auto-grow-height="false" fo:min-height="12.196cm" fo:min-width="9.406cm"/>
    </style:style>
    <style:style style:name="gr10" style:family="graphic" style:parent-style-name="standard">
      <style:graphic-properties draw:opacity="3%" draw:textarea-horizontal-align="justify" draw:textarea-vertical-align="bottom" draw:auto-grow-height="false" fo:min-height="17.276cm" fo:min-width="9.914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loext:graphic-properties draw:fill="none" draw:fill-color="#3399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end"/>
    </style:style>
    <style:style style:name="P7" style:family="paragraph">
      <loext:graphic-properties draw:opacity="3%"/>
      <style:paragraph-properties fo:text-align="end"/>
    </style:style>
    <style:style style:name="P8" style:family="paragraph">
      <loext:graphic-properties draw:fill-color="#ffffff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588cm" svg:height="1.524cm" svg:x="9.906cm" svg:y="1.778cm">
          <text:p text:style-name="P1"><text:span text:style-name="T1">Create a new U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588cm" svg:height="1.524cm" svg:x="9.906cm" svg:y="3.556cm">
          <text:p text:style-name="P1"><text:span text:style-name="T1">Delete any U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588cm" svg:height="2.794cm" svg:x="9.906cm" svg:y="5.334cm">
          <text:p text:style-name="P1"><text:span text:style-name="T1">Establish relationship</text:span></text:p>
          <text:p text:style-name="P1"><text:span text:style-name="T1">between Us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588cm" svg:height="2.794cm" svg:x="9.906cm" svg:y="8.382cm">
          <text:p text:style-name="P1"><text:span text:style-name="T1">Discard relationship</text:span></text:p>
          <text:p text:style-name="P1"><text:span text:style-name="T1">between Us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588cm" svg:height="1.524cm" svg:x="9.906cm" svg:y="11.43cm">
          <text:p text:style-name="P1"><text:span text:style-name="T1">Edit User’s credenti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778cm" svg:height="1.778cm" svg:x="2.54cm" svg:y="4.82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1" draw:layer="layout" svg:width="1.27cm" svg:height="4.064cm" svg:x="2.79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.778cm" svg:y1="8.128cm" svg:x2="3.048cm" svg:y2="7.112cm">
          <text:p/>
        </draw:line>
        <draw:line draw:style-name="gr6" draw:text-style-name="P4" draw:layer="layout" svg:x1="3.81cm" svg:y1="7.112cm" svg:x2="5.334cm" svg:y2="8.382cm">
          <text:p/>
        </draw:line>
        <draw:frame draw:style-name="gr7" draw:text-style-name="P5" draw:layer="layout" svg:width="4.318cm" svg:height="0.962cm" svg:x="1.524cm" svg:y="3.556cm">
          <draw:text-box>
            <text:p>Administrator</text:p>
          </draw:text-box>
        </draw:frame>
        <draw:line draw:style-name="gr8" draw:text-style-name="P4" draw:layer="layout" svg:x1="4.064cm" svg:y1="8.636cm" svg:x2="9.906cm" svg:y2="2.54cm">
          <text:p/>
        </draw:line>
        <draw:line draw:style-name="gr8" draw:text-style-name="P4" draw:layer="layout" svg:x1="4.064cm" svg:y1="8.636cm" svg:x2="9.906cm" svg:y2="4.318cm">
          <text:p/>
        </draw:line>
        <draw:line draw:style-name="gr8" draw:text-style-name="P4" draw:layer="layout" svg:x1="4.064cm" svg:y1="8.636cm" svg:x2="9.906cm" svg:y2="6.604cm">
          <text:p/>
        </draw:line>
        <draw:line draw:style-name="gr8" draw:text-style-name="P4" draw:layer="layout" svg:x1="4.064cm" svg:y1="8.636cm" svg:x2="9.906cm" svg:y2="9.906cm">
          <text:p/>
        </draw:line>
        <draw:line draw:style-name="gr8" draw:text-style-name="P4" draw:layer="layout" svg:x1="4.064cm" svg:y1="8.636cm" svg:x2="9.906cm" svg:y2="12.192cm">
          <text:p/>
        </draw:line>
        <draw:custom-shape draw:style-name="gr3" draw:text-style-name="P1" draw:layer="layout" svg:width="1.778cm" svg:height="1.778cm" svg:x="21.844cm" svg:y="4.82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1" draw:layer="layout" svg:width="1.27cm" svg:height="4.064cm" svg:x="22.098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21.082cm" svg:y1="8.128cm" svg:x2="22.352cm" svg:y2="7.112cm">
          <text:p/>
        </draw:line>
        <draw:line draw:style-name="gr6" draw:text-style-name="P4" draw:layer="layout" svg:x1="23.114cm" svg:y1="7.112cm" svg:x2="24.638cm" svg:y2="8.382cm">
          <text:p/>
        </draw:line>
        <draw:frame draw:style-name="gr7" draw:text-style-name="P5" draw:layer="layout" svg:width="4.318cm" svg:height="0.962cm" svg:x="21.844cm" svg:y="3.556cm">
          <draw:text-box>
            <text:p>User</text:p>
          </draw:text-box>
        </draw:frame>
        <draw:line draw:style-name="gr8" draw:text-style-name="P4" draw:layer="layout" svg:x1="22.098cm" svg:y1="8.636cm" svg:x2="15.494cm" svg:y2="6.858cm">
          <text:p/>
        </draw:line>
        <draw:line draw:style-name="gr8" draw:text-style-name="P4" draw:layer="layout" svg:x1="22.098cm" svg:y1="8.636cm" svg:x2="15.494cm" svg:y2="9.906cm">
          <text:p/>
        </draw:line>
        <draw:line draw:style-name="gr8" draw:text-style-name="P4" draw:layer="layout" svg:x1="22.098cm" svg:y1="8.636cm" svg:x2="15.494cm" svg:y2="12.192cm">
          <text:p/>
        </draw:line>
        <draw:custom-shape draw:style-name="gr1" draw:text-style-name="P2" draw:layer="layout" svg:width="5.588cm" svg:height="1.524cm" svg:x="9.906cm" svg:y="14.478cm">
          <text:p text:style-name="P1"><text:span text:style-name="T1">Send a mes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9.906cm" svg:height="12.446cm" svg:x="7.874cm" svg:y="1.524cm">
          <text:p text:style-name="P6">Release 1.0-SNAPSHO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588cm" svg:height="1.524cm" svg:x="9.906cm" svg:y="16.256cm">
          <text:p text:style-name="P1"><text:span text:style-name="T1">Upload a pho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22.098cm" svg:y1="8.636cm" svg:x2="15.494cm" svg:y2="15.24cm">
          <text:p/>
        </draw:line>
        <draw:line draw:style-name="gr8" draw:text-style-name="P4" draw:layer="layout" svg:x1="22.098cm" svg:y1="8.636cm" svg:x2="15.494cm" svg:y2="17.018cm">
          <text:p/>
        </draw:line>
        <draw:line draw:style-name="gr8" draw:text-style-name="P4" draw:layer="layout" svg:x1="4.064cm" svg:y1="8.636cm" svg:x2="9.906cm" svg:y2="17.018cm">
          <text:p/>
        </draw:line>
        <draw:custom-shape draw:style-name="gr10" draw:text-style-name="P7" draw:layer="layout" svg:width="10.414cm" svg:height="17.526cm" svg:x="7.62cm" svg:y="1.27cm">
          <text:p text:style-name="P6">Release 1.1-SNAPSHOT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3.048cm" svg:y1="10.414cm" svg:x2="1.778cm" svg:y2="13.208cm">
          <text:p/>
        </draw:line>
        <draw:line draw:style-name="gr6" draw:text-style-name="P4" draw:layer="layout" svg:x1="3.81cm" svg:y1="10.414cm" svg:x2="4.826cm" svg:y2="13.208cm">
          <text:p/>
        </draw:line>
        <draw:line draw:style-name="gr6" draw:text-style-name="P4" draw:layer="layout" svg:x1="22.352cm" svg:y1="10.414cm" svg:x2="21.082cm" svg:y2="13.208cm">
          <text:p/>
        </draw:line>
        <draw:line draw:style-name="gr6" draw:text-style-name="P4" draw:layer="layout" svg:x1="23.114cm" svg:y1="10.414cm" svg:x2="24.13cm" svg:y2="13.208cm">
          <text:p/>
        </draw:lin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6T14:27:24.676765624</meta:creation-date>
    <dc:date>2016-07-06T18:23:34.090144333</dc:date>
    <meta:editing-duration>PT21M9S</meta:editing-duration>
    <meta:editing-cycles>3</meta:editing-cycles>
    <meta:generator>LibreOffice/5.1.4.2$Linux_X86_64 LibreOffice_project/10m0$Build-2</meta:generator>
    <meta:document-statistic meta:object-count="57"/>
  </office:meta>
</office:document-meta>
</file>